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d2eb" officeooo:paragraph-rsid="001bd2e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bd2eb" officeooo:paragraph-rsid="001bd2e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2eb" officeooo:paragraph-rsid="001bd2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f7f2" officeooo:paragraph-rsid="001df7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b171" officeooo:paragraph-rsid="001bd2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739c" officeooo:paragraph-rsid="001f73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29cd" officeooo:paragraph-rsid="002129c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af5a" officeooo:paragraph-rsid="0021af5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af5a" officeooo:paragraph-rsid="0021af5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fcb1" officeooo:paragraph-rsid="0021fcb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6"/>
      <text:p text:style-name="P4">Esempio slider: <text:a xlink:type="simple" xlink:href="https://www.glistockisti.it/" text:style-name="Internet_20_link" text:visited-style-name="Visited_20_Internet_20_Link">https://www.glistockisti.it/</text:a></text:p>
      <text:p text:style-name="P4"/>
      <text:p text:style-name="P5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5"/>
      <text:p text:style-name="P7">Per le immagini delle icone: <text:a xlink:type="simple" xlink:href="https://www.iconfinder.com/" text:style-name="Internet_20_link" text:visited-style-name="Visited_20_Internet_20_Link">https://www.iconfinder.com/</text:a></text:p>
      <text:p text:style-name="P5"/>
      <text:p text:style-name="P7">Per il link skipper degli screen-reader: <text:a xlink:type="simple" xlink:href="https://www.bignerdranch.com/blog/web-accessibility-skip-navigation-links/" text:style-name="Internet_20_link" text:visited-style-name="Visited_20_Internet_20_Link">https://www.bignerdranch.com/blog/web-accessibility-skip-navigation-links/</text:a></text:p>
      <text:p text:style-name="P7"/>
      <text:p text:style-name="P8">Responsive Web Design: <text:a xlink:type="simple" xlink:href="http://www.html.it/pag/32824/contenuti-e-breakpoint/" text:style-name="Internet_20_link" text:visited-style-name="Visited_20_Internet_20_Link">http://www.html.it/pag/32824/contenuti-e-breakpoint/</text:a></text:p>
      <text:p text:style-name="P8"><text:a xlink:type="simple" xlink:href="http://www.yourinspirationweb.com/2012/11/08/come-progettare-un-layout-web-responsive-con-le-media-queries/" text:style-name="Internet_20_link" text:visited-style-name="Visited_20_Internet_20_Link">http://www.yourinspirationweb.com/2012/11/08/come-progettare-un-layout-web-responsive-con-le-media-queries/</text:a></text:p>
      <text:p text:style-name="P8"><text:a xlink:type="simple" xlink:href="http://www.webhouseit.com/come-trasformare-un-layout-fisso-in-layout-responsive/" text:style-name="Internet_20_link" text:visited-style-name="Visited_20_Internet_20_Link">http://www.webhouseit.com/come-trasformare-un-layout-fisso-in-layout-responsive/</text:a></text:p>
      <text:p text:style-name="P9"><text:a xlink:type="simple" xlink:href="http://mediaqueriestest.com/" text:style-name="Internet_20_link" text:visited-style-name="Visited_20_Internet_20_Link">http://mediaqueriestest.com/</text:a></text:p>
      <text:p text:style-name="P9"/>
      <text:p text:style-name="P11">Menù drawer: <text:a xlink:type="simple" xlink:href="http://www.designcouch.com/home/why/2014/04/23/pure-css-drawer-menu/" text:style-name="Internet_20_link" text:visited-style-name="Visited_20_Internet_20_Link">http://www.designcouch.com/home/why/2014/04/23/pure-css-drawer-menu/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o </meta:initial-creator>
    <meta:creation-date>2015-11-30T23:26:58.876305399</meta:creation-date>
    <dc:date>2015-12-30T17:32:51.591903763</dc:date>
    <dc:creator>vaio </dc:creator>
    <meta:editing-duration>PT17M19S</meta:editing-duration>
    <meta:editing-cycles>11</meta:editing-cycles>
    <meta:generator>LibreOffice/5.0.4.2$Linux_X86_64 LibreOffice_project/00m0$Build-2</meta:generator>
    <meta:document-statistic meta:table-count="0" meta:image-count="0" meta:object-count="0" meta:page-count="1" meta:paragraph-count="13" meta:word-count="40" meta:character-count="811" meta:non-whitespace-character-count="784"/>
  </office:meta>
</office:document-meta>
</file>